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68cb" officeooo:paragraph-rsid="000068cb"/>
    </style:style>
    <style:style style:name="P2" style:family="paragraph" style:parent-style-name="Standard">
      <style:text-properties fo:font-weight="bold" officeooo:rsid="000068cb" officeooo:paragraph-rsid="000068cb" style:font-weight-asian="bold" style:font-weight-complex="bold"/>
    </style:style>
    <style:style style:name="P3" style:family="paragraph" style:parent-style-name="Standard">
      <style:text-properties fo:font-weight="bold" officeooo:rsid="00023cc6" officeooo:paragraph-rsid="00023cc6" style:font-weight-asian="bold" style:font-weight-complex="bold"/>
    </style:style>
    <style:style style:name="P4" style:family="paragraph" style:parent-style-name="Standard">
      <style:text-properties fo:font-weight="bold" officeooo:rsid="000414ca" officeooo:paragraph-rsid="000414ca" style:font-weight-asian="bold" style:font-weight-complex="bold"/>
    </style:style>
    <style:style style:name="P5" style:family="paragraph" style:parent-style-name="Standard">
      <style:text-properties fo:font-weight="normal" officeooo:rsid="000068cb" officeooo:paragraph-rsid="000068cb" style:font-weight-asian="normal" style:font-weight-complex="normal"/>
    </style:style>
    <style:style style:name="P6" style:family="paragraph" style:parent-style-name="Standard">
      <style:text-properties fo:font-weight="normal" officeooo:rsid="00023cc6" officeooo:paragraph-rsid="00023cc6" style:font-weight-asian="normal" style:font-weight-complex="normal"/>
    </style:style>
    <style:style style:name="P7" style:family="paragraph" style:parent-style-name="Standard">
      <style:text-properties fo:font-weight="normal" officeooo:rsid="000414ca" officeooo:paragraph-rsid="000414ca" style:font-weight-asian="normal" style:font-weight-complex="normal"/>
    </style:style>
    <style:style style:name="P8" style:family="paragraph" style:parent-style-name="Standard">
      <style:text-properties fo:font-weight="normal" officeooo:rsid="00066561" officeooo:paragraph-rsid="00066561" style:font-weight-asian="normal" style:font-weight-complex="normal"/>
    </style:style>
    <style:style style:name="P9" style:family="paragraph" style:parent-style-name="Standard">
      <style:text-properties fo:color="#c9211e" loext:opacity="100%" officeooo:rsid="000068cb" officeooo:paragraph-rsid="000068cb"/>
    </style:style>
    <style:style style:name="P10" style:family="paragraph" style:parent-style-name="Standard">
      <style:text-properties fo:color="#c9211e" loext:opacity="100%" fo:font-weight="normal" officeooo:rsid="000414ca" officeooo:paragraph-rsid="000414ca" style:font-weight-asian="normal" style:font-weight-complex="normal"/>
    </style:style>
    <style:style style:name="P11" style:family="paragraph" style:parent-style-name="Standard">
      <style:text-properties style:use-window-font-color="true" loext:opacity="0%" fo:font-weight="normal" officeooo:rsid="00073ccb" officeooo:paragraph-rsid="00073ccb" style:font-weight-asian="normal" style:font-weight-complex="normal"/>
    </style:style>
    <style:style style:name="P12" style:family="paragraph" style:parent-style-name="Standard">
      <style:text-properties style:use-window-font-color="true" loext:opacity="0%" fo:font-weight="normal" officeooo:rsid="000414ca" officeooo:paragraph-rsid="000414ca" style:font-weight-asian="normal" style:font-weight-complex="normal"/>
    </style:style>
    <style:style style:name="P13" style:family="paragraph" style:parent-style-name="Standard">
      <style:text-properties style:use-window-font-color="true" loext:opacity="0%" fo:font-weight="normal" officeooo:rsid="00087905" officeooo:paragraph-rsid="000a6c6a" style:font-weight-asian="normal" style:font-weight-complex="normal"/>
    </style:style>
    <style:style style:name="P14" style:family="paragraph" style:parent-style-name="Standard">
      <style:text-properties style:use-window-font-color="true" loext:opacity="0%" fo:font-weight="normal" officeooo:rsid="0009f478" officeooo:paragraph-rsid="0009f478" style:font-weight-asian="normal" style:font-weight-complex="normal"/>
    </style:style>
    <style:style style:name="P15" style:family="paragraph" style:parent-style-name="Standard">
      <style:text-properties style:use-window-font-color="true" loext:opacity="0%" fo:font-weight="bold" officeooo:rsid="000a7eb7" officeooo:paragraph-rsid="000a7eb7" style:font-weight-asian="bold" style:font-weight-complex="bold"/>
    </style:style>
    <style:style style:name="P16" style:family="paragraph" style:parent-style-name="Standard">
      <style:text-properties style:use-window-font-color="true" loext:opacity="0%" fo:font-style="italic" fo:font-weight="normal" officeooo:rsid="00087905" officeooo:paragraph-rsid="00087905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use-window-font-color="true" loext:opacity="0%" fo:font-style="normal" fo:font-weight="normal" officeooo:rsid="00087905" officeooo:paragraph-rsid="0008790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use-window-font-color="true" loext:opacity="0%" fo:font-style="normal" fo:font-weight="normal" officeooo:rsid="000a6c6a" officeooo:paragraph-rsid="000a6c6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use-window-font-color="true" loext:opacity="0%" fo:font-style="normal" fo:font-weight="normal" officeooo:rsid="000a7eb7" officeooo:paragraph-rsid="000a7eb7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use-window-font-color="true" loext:opacity="0%" fo:font-style="normal" fo:font-weight="bold" officeooo:rsid="00087905" officeooo:paragraph-rsid="00087905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6c6a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5d0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orks on Ubuntu</text:p>
      <text:p text:style-name="P2">Install</text:p>
      <text:p text:style-name="P1">apt install nginx</text:p>
      <text:p text:style-name="P1"/>
      <text:p text:style-name="P2">Folder structure</text:p>
      <text:p text:style-name="P5">Nginx configs for sites – <text:span text:style-name="T5">server</text:span> blocks(see below)</text:p>
      <text:p text:style-name="P5">/etc/nginx/sites-available</text:p>
      <text:p text:style-name="P5"/>
      <text:p text:style-name="P5">Symbolic links to site configs(above). These sites will be active</text:p>
      <text:p text:style-name="P5">/etc/nginx/sites-enabled</text:p>
      <text:p text:style-name="P5"/>
      <text:p text:style-name="P5">Content of sites</text:p>
      <text:p text:style-name="P5">/var/www/</text:p>
      <text:p text:style-name="P5"/>
      <text:p text:style-name="P5">Logs</text:p>
      <text:p text:style-name="P5">/var/log/nginx</text:p>
      <text:p text:style-name="P5"/>
      <text:p text:style-name="P2">Commands</text:p>
      <text:p text:style-name="P5">Check(tests) provided configuration</text:p>
      <text:p text:style-name="P5">nginx -t</text:p>
      <text:p text:style-name="P5"/>
      <text:p text:style-name="P6">Run nginx</text:p>
      <text:p text:style-name="P6">systemctl start nginx</text:p>
      <text:p text:style-name="P6"/>
      <text:p text:style-name="P3">Adjust firewall</text:p>
      <text:p text:style-name="P6">Allow both http and https trafic</text:p>
      <text:p text:style-name="P6">ufw allow ‘Nginx Full’</text:p>
      <text:p text:style-name="P2"/>
      <text:p text:style-name="P4">Config http server</text:p>
      <text:p text:style-name="P10">server_names_hash_bucket_size 64; ??</text:p>
      <text:p text:style-name="P10"/>
      <text:p text:style-name="P11">Place all inside</text:p>
      <text:p text:style-name="P11">http {</text:p>
      <text:p text:style-name="P11"><text:tab/>server { }</text:p>
      <text:p text:style-name="P11">}</text:p>
      <text:p text:style-name="P11"/>
      <text:p text:style-name="P11"><text:span text:style-name="T3">location</text:span> &lt;modifier&gt; &lt;value&gt; {}</text:p>
      <text:p text:style-name="P11">&lt;modifier&gt; - optional, if omitted - value is URI prefix.</text:p>
      <text:p text:style-name="P11"><text:tab/><text:span text:style-name="T3">End URI with “/”</text:span> if location is for some resource. Ending “/” may be omitted if <text:tab/>proxy_pass is inside(see below).</text:p>
      <text:p text:style-name="P14"><text:span text:style-name="T3">=</text:span> - value is exact path.</text:p>
      <text:p text:style-name="P11"><text:span text:style-name="T3">~ </text:span>- value is case sensitive reg.exp.</text:p>
      <text:p text:style-name="P11">~* - value is case insens. reg. exp.</text:p>
      <text:p text:style-name="P13"><text:span text:style-name="T3">location</text:span> may be empty if <text:span text:style-name="T3">root</text:span> is specified above(inside <text:span text:style-name="T3">server</text:span>).</text:p>
      <text:p text:style-name="P13">May contain: <text:span text:style-name="T5">root, proxy_pass</text:span></text:p>
      <text:p text:style-name="P13"><text:span text:style-name="T5"/></text:p>
      <text:p text:style-name="P15">index <text:span text:style-name="T1">&lt;file1&gt;</text:span></text:p>
      <text:p text:style-name="P19">Request which ends with ‘/’ will get &lt;file1&gt; in response.</text:p>
      <text:p text:style-name="P16"/>
      <text:p text:style-name="P20"><text:soft-page-break/>proxy_pass <text:span text:style-name="T1">&lt;</text:span><text:span text:style-name="T2">URL</text:span><text:span text:style-name="T1">&gt;</text:span></text:p>
      <text:p text:style-name="P18">Work as reverse proxy – pass request to other.</text:p>
      <text:p text:style-name="P18">If &lt;URL&gt; contains ONLY protocol &amp; domain → upstream serv. gets request with initial URI. Example:</text:p>
      <text:p text:style-name="P18">Request URI before proxy: <text:span text:style-name="T4">/some/uri</text:span></text:p>
      <text:p text:style-name="P18">Config: <text:span text:style-name="T4">proxy_pass http://localhost:123</text:span></text:p>
      <text:p text:style-name="P18">Listener on port 123 receives request with URI: <text:span text:style-name="T4">/some/uri</text:span></text:p>
      <text:p text:style-name="P18">Consider also:</text:p>
      <text:p text:style-name="P18"><text:span text:style-name="T3">proxy_pass_request_headers</text:span> on;</text:p>
      <text:p text:style-name="P18"><text:span text:style-name="T3">proxy_pass_request_body</text:span> on;</text:p>
      <text:p text:style-name="P20"/>
      <text:p text:style-name="P20">root</text:p>
      <text:p text:style-name="P17"/>
      <text:p text:style-name="P11"/>
      <text:h text:style-name="Heading_20_1" text:outline-level="1">SLL with Letsencrypt &amp; Certbot</text:h>
      <text:p text:style-name="P8">URL for challenge</text:p>
      <text:p text:style-name="P7">/.<text:span text:style-name="T6">well-known/acme-challenge/</text:span></text:p>
      <text:p text:style-name="P7"/>
      <text:p text:style-name="P8">Certs are stored in</text:p>
      <text:p text:style-name="P8">/etc/letsencrypt/live/${domain nam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4T20:23:37.757000000</dc:date>
    <meta:editing-duration>PT5H43M25S</meta:editing-duration>
    <meta:editing-cycles>6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51" meta:word-count="218" meta:character-count="1455" meta:non-whitespace-character-count="1283"/>
  </office:meta>
</office:document-meta>
</file>